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КомандыLMC" style:family="table">
      <style:table-properties style:width="17cm" table:align="margins"/>
    </style:style>
    <style:style style:name="КомандыLMC.A" style:family="table-column">
      <style:table-column-properties style:column-width="5.667cm" style:rel-column-width="21845*"/>
    </style:style>
    <style:style style:name="КомандыLMC.A1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КомандыLMC.B1" style:family="table-cell">
      <style:table-cell-properties fo:padding="0.049cm" fo:border-left="none" fo:border-right="none" fo:border-top="0.05pt solid #000000" fo:border-bottom="none" style:writing-mode="page"/>
    </style:style>
    <style:style style:name="КомандыLMC.C1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КомандыLMC.A2" style:family="table-cell">
      <style:table-cell-properties fo:padding="0.049cm" fo:border-left="0.05pt solid #000000" fo:border-right="none" fo:border-top="none" fo:border-bottom="none" style:writing-mode="page"/>
    </style:style>
    <style:style style:name="КомандыLMC.B2" style:family="table-cell">
      <style:table-cell-properties fo:padding="0.049cm" fo:border="none" style:writing-mode="page"/>
    </style:style>
    <style:style style:name="КомандыLMC.C2" style:family="table-cell">
      <style:table-cell-properties fo:padding="0.049cm" fo:border-left="none" fo:border-right="0.05pt solid #000000" fo:border-top="none" fo:border-bottom="none" style:writing-mode="page"/>
    </style:style>
    <style:style style:name="КомандыLMC.A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КомандыLMC.B11" style:family="table-cell">
      <style:table-cell-properties fo:padding="0.049cm" fo:border-left="none" fo:border-right="none" fo:border-top="none" fo:border-bottom="0.05pt solid #000000" style:writing-mode="page"/>
    </style:style>
    <style:style style:name="КомандыLMC.C11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none"/>
    </style:style>
    <style:style style:name="Таблица1.B1" style:family="table-cell">
      <style:table-cell-properties fo:padding="0.097cm" fo:border-left="none" fo:border-right="0.5pt solid #000000" fo:border-top="0.5pt solid #000000" fo:border-bottom="none"/>
    </style:style>
    <style:style style:name="Таблица1.A2" style:family="table-cell">
      <style:table-cell-properties fo:padding="0.097cm" fo:border-left="0.5pt solid #000000" fo:border-right="none" fo:border-top="none" fo:border-bottom="none"/>
    </style:style>
    <style:style style:name="Таблица1.B2" style:family="table-cell">
      <style:table-cell-properties fo:padding="0.097cm" fo:border-left="none" fo:border-right="0.5pt solid #000000" fo:border-top="none" fo:border-bottom="none"/>
    </style:style>
    <style:style style:name="Таблица1.A11" style:family="table-cell">
      <style:table-cell-properties fo:padding="0.097cm" fo:border-left="0.5pt solid #000000" fo:border-right="none" fo:border-top="none" fo:border-bottom="0.5pt solid #000000"/>
    </style:style>
    <style:style style:name="Таблица1.B11" style:family="table-cell">
      <style:table-cell-properties fo:padding="0.097cm" fo:border-left="none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5pt solid #000000"/>
    </style:style>
    <style:style style:name="P1" style:family="paragraph" style:parent-style-name="Table_20_Contents">
      <style:text-properties officeooo:rsid="000f0235" officeooo:paragraph-rsid="000f0235"/>
    </style:style>
    <style:style style:name="P2" style:family="paragraph" style:parent-style-name="Table_20_Heading">
      <style:text-properties officeooo:rsid="000f0235" officeooo:paragraph-rsid="000f0235"/>
    </style:style>
    <style:style style:name="P3" style:family="paragraph" style:parent-style-name="Text_20_body">
      <style:text-properties officeooo:rsid="000f0235" officeooo:paragraph-rsid="000f0235"/>
    </style:style>
    <style:style style:name="P4" style:family="paragraph" style:parent-style-name="Title">
      <style:text-properties officeooo:rsid="000f0235" officeooo:paragraph-rsid="000f0235"/>
    </style:style>
    <style:style style:name="P5" style:family="paragraph" style:parent-style-name="Table_20_Heading">
      <style:text-properties officeooo:rsid="000f0235" officeooo:paragraph-rsid="001b1b89"/>
    </style:style>
    <style:style style:name="P6" style:family="paragraph" style:parent-style-name="Table_20_Contents">
      <style:text-properties officeooo:rsid="00107b3f" officeooo:paragraph-rsid="00107b3f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text-align="start" style:justify-single-word="false"/>
      <style:text-properties officeooo:rsid="0016e79e" officeooo:paragraph-rsid="0016e79e"/>
    </style:style>
    <style:style style:name="P10" style:family="paragraph" style:parent-style-name="Table_20_Contents">
      <style:text-properties officeooo:rsid="001b1b89" officeooo:paragraph-rsid="001b1b89"/>
    </style:style>
    <style:style style:name="P11" style:family="paragraph" style:parent-style-name="Table_20_Heading">
      <style:text-properties officeooo:rsid="001b1b89" officeooo:paragraph-rsid="001b1b89"/>
    </style:style>
    <style:style style:name="P12" style:family="paragraph" style:parent-style-name="Text_20_body">
      <style:text-properties officeooo:rsid="001b1b89" officeooo:paragraph-rsid="001b1b89"/>
    </style:style>
    <style:style style:name="P13" style:family="paragraph" style:parent-style-name="Text_20_body">
      <style:text-properties officeooo:rsid="001e6329" officeooo:paragraph-rsid="001e6329"/>
    </style:style>
    <style:style style:name="P14" style:family="paragraph" style:parent-style-name="Table_20_Contents">
      <style:text-properties officeooo:rsid="0020575a" officeooo:paragraph-rsid="0020575a"/>
    </style:style>
    <style:style style:name="P15" style:family="paragraph" style:parent-style-name="Text_20_body">
      <style:text-properties officeooo:rsid="0020575a" officeooo:paragraph-rsid="0020575a"/>
    </style:style>
    <style:style style:name="P16" style:family="paragraph" style:parent-style-name="Text_20_body">
      <style:text-properties officeooo:rsid="0011eec2" officeooo:paragraph-rsid="0011eec2"/>
    </style:style>
    <style:style style:name="P17" style:family="paragraph" style:parent-style-name="Text_20_body">
      <style:paragraph-properties fo:text-align="start" style:justify-single-word="false"/>
      <style:text-properties officeooo:rsid="0011eec2" officeooo:paragraph-rsid="0012a582"/>
    </style:style>
    <style:style style:name="P18" style:family="paragraph" style:parent-style-name="Text_20_body">
      <style:paragraph-properties fo:text-align="start" style:justify-single-word="false"/>
      <style:text-properties officeooo:rsid="00145db1" officeooo:paragraph-rsid="00145db1"/>
    </style:style>
    <style:style style:name="P19" style:family="paragraph" style:parent-style-name="Text_20_body">
      <style:paragraph-properties fo:text-align="start" style:justify-single-word="false"/>
      <style:text-properties officeooo:rsid="00150f86" officeooo:paragraph-rsid="00150f86"/>
    </style:style>
    <style:style style:name="P20" style:family="paragraph" style:parent-style-name="Text_20_body">
      <style:paragraph-properties fo:text-align="start" style:justify-single-word="false"/>
      <style:text-properties officeooo:rsid="00160383" officeooo:paragraph-rsid="00160383"/>
    </style:style>
    <style:style style:name="P21" style:family="paragraph" style:parent-style-name="Text_20_body">
      <style:text-properties officeooo:rsid="00182f3a" officeooo:paragraph-rsid="00182f3a"/>
    </style:style>
    <style:style style:name="P22" style:family="paragraph" style:parent-style-name="Text_20_body">
      <style:text-properties officeooo:paragraph-rsid="001b1b89"/>
    </style:style>
    <style:style style:name="P23" style:family="paragraph" style:parent-style-name="Text_20_body">
      <style:text-properties officeooo:rsid="001c51ab" officeooo:paragraph-rsid="001c51ab"/>
    </style:style>
    <style:style style:name="P24" style:family="paragraph" style:parent-style-name="Text_20_body">
      <style:text-properties officeooo:rsid="00218184" officeooo:paragraph-rsid="00218184"/>
    </style:style>
    <style:style style:name="P25" style:family="paragraph" style:parent-style-name="Text_20_body">
      <style:text-properties officeooo:rsid="0022f9cf" officeooo:paragraph-rsid="0022f9cf"/>
    </style:style>
    <style:style style:name="P26" style:family="paragraph" style:parent-style-name="Text_20_body">
      <style:text-properties officeooo:rsid="00246e38" officeooo:paragraph-rsid="00246e38"/>
    </style:style>
    <style:style style:name="P27" style:family="paragraph" style:parent-style-name="Heading_20_1">
      <style:text-properties officeooo:rsid="0016e79e" officeooo:paragraph-rsid="0016e79e"/>
    </style:style>
    <style:style style:name="P28" style:family="paragraph" style:parent-style-name="Heading_20_1">
      <style:text-properties officeooo:rsid="00246e38" officeooo:paragraph-rsid="00246e38"/>
    </style:style>
    <style:style style:name="P29" style:family="paragraph" style:parent-style-name="Heading_20_2">
      <style:text-properties officeooo:rsid="001b1b89" officeooo:paragraph-rsid="001b1b89"/>
    </style:style>
    <style:style style:name="P30" style:family="paragraph" style:parent-style-name="Heading_20_2">
      <style:text-properties officeooo:rsid="001e6329" officeooo:paragraph-rsid="001e6329"/>
    </style:style>
    <style:style style:name="T1" style:family="text">
      <style:text-properties officeooo:rsid="0011eec2"/>
    </style:style>
    <style:style style:name="T2" style:family="text">
      <style:text-properties officeooo:rsid="0012a582"/>
    </style:style>
    <style:style style:name="T3" style:family="text">
      <style:text-properties style:font-name="Liberation Sans" officeooo:rsid="0012a582" style:font-name-asian="Liberation Sans" style:font-name-complex="Liberation Sans"/>
    </style:style>
    <style:style style:name="T4" style:family="text">
      <style:text-properties officeooo:rsid="00145db1"/>
    </style:style>
    <style:style style:name="T5" style:family="text">
      <style:text-properties officeooo:rsid="00150f86"/>
    </style:style>
    <style:style style:name="T6" style:family="text">
      <style:text-properties officeooo:rsid="00160383"/>
    </style:style>
    <style:style style:name="T7" style:family="text">
      <style:text-properties officeooo:rsid="0016e79e"/>
    </style:style>
    <style:style style:name="T8" style:family="text">
      <style:text-properties officeooo:rsid="001961b9"/>
    </style:style>
    <style:style style:name="T9" style:family="text">
      <style:text-properties officeooo:rsid="001b1b89"/>
    </style:style>
    <style:style style:name="T10" style:family="text">
      <style:text-properties officeooo:rsid="001c51ab"/>
    </style:style>
    <style:style style:name="T11" style:family="text">
      <style:text-properties officeooo:rsid="001d3f78"/>
    </style:style>
    <style:style style:name="T12" style:family="text">
      <style:text-properties officeooo:rsid="0020575a"/>
    </style:style>
    <style:style style:name="T13" style:family="text">
      <style:text-properties officeooo:rsid="00270be0"/>
    </style:style>
    <style:style style:name="T14" style:family="text">
      <style:text-properties officeooo:rsid="002a09a2"/>
    </style:style>
    <style:style style:name="T15" style:family="text">
      <style:text-properties officeooo:rsid="002b6e2e"/>
    </style:style>
    <style:style style:name="T16" style:family="text">
      <style:text-properties officeooo:rsid="002c7080"/>
    </style:style>
    <style:style style:name="T17" style:family="text">
      <style:text-properties officeooo:rsid="002cf5b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Кратко о Little Man Computer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7"><text:a xlink:type="simple" xlink:href="#__RefHeading___Toc363_2450851832" text:style-name="Index_20_Link" text:visited-style-name="Index_20_Link">Устройство<text:tab/>1</text:a></text:p>
          <text:p text:style-name="P7"><text:a xlink:type="simple" xlink:href="#__RefHeading___Toc365_2450851832" text:style-name="Index_20_Link" text:visited-style-name="Index_20_Link">Инструкции<text:tab/>1</text:a></text:p>
          <text:p text:style-name="P7"><text:a xlink:type="simple" xlink:href="#__RefHeading___Toc367_2450851832" text:style-name="Index_20_Link" text:visited-style-name="Index_20_Link">Ассемблер<text:tab/>2</text:a></text:p>
          <text:p text:style-name="P8"><text:a xlink:type="simple" xlink:href="#__RefHeading___Toc369_2450851832" text:style-name="Index_20_Link" text:visited-style-name="Index_20_Link">Инструкции на языке ассемблера<text:tab/>2</text:a></text:p>
          <text:p text:style-name="P8"><text:a xlink:type="simple" xlink:href="#__RefHeading___Toc371_2450851832" text:style-name="Index_20_Link" text:visited-style-name="Index_20_Link">Пример программы на ассемблере<text:tab/>2</text:a></text:p>
          <text:p text:style-name="P7"><text:a xlink:type="simple" xlink:href="#__RefHeading___Toc373_2450851832" text:style-name="Index_20_Link" text:visited-style-name="Index_20_Link">Контекст<text:tab/>3</text:a></text:p>
        </text:index-body>
      </text:table-of-content>
      <text:p text:style-name="P3"/>
      <text:h text:style-name="Heading_20_1" text:outline-level="1"><text:bookmark-start text:name="__RefHeading___Toc363_2450851832"/>Устройство<text:bookmark-end text:name="__RefHeading___Toc363_2450851832"/></text:h>
      <text:p text:style-name="P17">В комнате стоит ряд почтовых ящиков, пронумерованных от 0 до 99. По другую сторону комнаты стоят два ящика <text:s/><text:span text:style-name="T3">—</text:span> INBOX <text:span text:style-name="T2">(ввод)</text:span> <text:span text:style-name="T2">и OUTBOX (вывод). </text:span>Каждый <text:span text:style-name="T2">ящик в комнате</text:span> содержит бумажку с числом от 0 о 999. <text:span text:style-name="T2">В центре комнаты стол, на котором лежат калькулятор (аккумулятор, </text:span><text:span text:style-name="T4">A</text:span><text:span text:style-name="T2">) и счётчик (program counter, PC).</text:span></text:p>
      <text:p text:style-name="P18">Изначально PC = 0. Человечик достаёт бумажку из ящика под номером PC и читает с неё инструкцию. Исполнив команду человечик кладёт бумажку обратно и, <text:span text:style-name="T6">обычно,</text:span> увеличивает PC на 1. Он продолжает, пока не встретит инструкцию 000.</text:p>
      <text:p text:style-name="P18">Первая циф<text:span text:style-name="T5">ра</text:span> инструкции <text:span text:style-name="T5">обозначает номер команды, остальные две цифры указывают номер коробки, откуда достать данные. В зависимости от команды, эти данные — число от 0 до 999 — могут быть скопированы в A, PC, INBOX или OUTBOX.</text:span></text:p>
      <text:p text:style-name="P19">Инструкции сложения и вычитания изменяют содержимое аккумулятора, но его состояние не определено, если результат оказался больше 999 или меньше 0. Следует избегать это состояние.</text:p>
      <text:p text:style-name="P20">Инструкции branch (ветвление) меняют значение PC напрямую и указывают адрес следующего на исполнение ящика. <text:span text:style-name="T7">П</text:span>осле изменения PC, человечик не увеличивает его на 1.</text:p>
      <text:p text:style-name="P9">Модель LMC не различает данные и инструкции. Значит, инструкции можно изменять на ходу. Стоит избегать ситуаций, когда человечик переходит к ящику с данными и исполняет его как инструкцию.</text:p>
      <text:h text:style-name="Heading_20_1" text:outline-level="1"><text:bookmark-start text:name="__RefHeading___Toc365_2450851832"/><text:span text:style-name="T1">И</text:span>нструк<text:span text:style-name="T13">ц</text:span>ии<text:bookmark-end text:name="__RefHeading___Toc365_2450851832"/></text:h>
      <table:table table:name="КомандыLMC" table:style-name="КомандыLMC">
        <table:table-column table:style-name="КомандыLMC.A" table:number-columns-repeated="3"/>
        <table:table-header-rows>
          <table:table-row>
            <table:table-cell table:style-name="КомандыLMC.A1" office:value-type="string">
              <text:p text:style-name="P2">Код</text:p>
            </table:table-cell>
            <table:table-cell table:style-name="КомандыLMC.B1" office:value-type="string">
              <text:p text:style-name="P2">Инструкция</text:p>
            </table:table-cell>
            <table:table-cell table:style-name="КомандыLMC.C1" office:value-type="string">
              <text:p text:style-name="P2">Описание</text:p>
            </table:table-cell>
          </table:table-row>
        </table:table-header-rows>
        <table:table-row>
          <table:table-cell table:style-name="КомандыLMC.A2" office:value-type="string">
            <text:p text:style-name="P1">1xx</text:p>
          </table:table-cell>
          <table:table-cell table:style-name="КомандыLMC.B2" office:value-type="string">
            <text:p text:style-name="P1">Add</text:p>
          </table:table-cell>
          <table:table-cell table:style-name="КомандыLMC.C2" office:value-type="string">
            <text:p text:style-name="P1">A + [xx] → A</text:p>
          </table:table-cell>
        </table:table-row>
        <table:table-row>
          <table:table-cell table:style-name="КомандыLMC.A2" office:value-type="string">
            <text:p text:style-name="P1">2xx</text:p>
          </table:table-cell>
          <table:table-cell table:style-name="КомандыLMC.B2" office:value-type="string">
            <text:p text:style-name="P1">Subtract</text:p>
          </table:table-cell>
          <table:table-cell table:style-name="КомандыLMC.C2" office:value-type="string">
            <text:p text:style-name="P1">A - [xx] → A</text:p>
          </table:table-cell>
        </table:table-row>
        <table:table-row>
          <table:table-cell table:style-name="КомандыLMC.A2" office:value-type="string">
            <text:p text:style-name="P1">3xx</text:p>
          </table:table-cell>
          <table:table-cell table:style-name="КомандыLMC.B2" office:value-type="string">
            <text:p text:style-name="P1">Store</text:p>
          </table:table-cell>
          <table:table-cell table:style-name="КомандыLMC.C2" office:value-type="string">
            <text:p text:style-name="P6">A → [xx]</text:p>
          </table:table-cell>
        </table:table-row>
        <table:table-row>
          <table:table-cell table:style-name="КомандыLMC.A2" office:value-type="string">
            <text:p text:style-name="P1">5xx</text:p>
          </table:table-cell>
          <table:table-cell table:style-name="КомандыLMC.B2" office:value-type="string">
            <text:p text:style-name="P1">Load</text:p>
          </table:table-cell>
          <table:table-cell table:style-name="КомандыLMC.C2" office:value-type="string">
            <text:p text:style-name="P6">[xx] → A</text:p>
          </table:table-cell>
        </table:table-row>
        <table:table-row>
          <table:table-cell table:style-name="КомандыLMC.A2" office:value-type="string">
            <text:p text:style-name="P1">6xx</text:p>
          </table:table-cell>
          <table:table-cell table:style-name="КомандыLMC.B2" office:value-type="string">
            <text:p text:style-name="P1">Branch</text:p>
          </table:table-cell>
          <table:table-cell table:style-name="КомандыLMC.C2" office:value-type="string">
            <text:p text:style-name="P6">xx → PC</text:p>
          </table:table-cell>
        </table:table-row>
        <table:table-row>
          <table:table-cell table:style-name="КомандыLMC.A2" office:value-type="string">
            <text:p text:style-name="P1">7xx</text:p>
          </table:table-cell>
          <table:table-cell table:style-name="КомандыLMC.B2" office:value-type="string">
            <text:p text:style-name="P1">Branch if zero</text:p>
          </table:table-cell>
          <table:table-cell table:style-name="КомандыLMC.C2" office:value-type="string">
            <text:p text:style-name="P6">xx → PC, если A = 0</text:p>
          </table:table-cell>
        </table:table-row>
        <text:soft-page-break/>
        <table:table-row>
          <table:table-cell table:style-name="КомандыLMC.A2" office:value-type="string">
            <text:p text:style-name="P1">8xx</text:p>
          </table:table-cell>
          <table:table-cell table:style-name="КомандыLMC.B2" office:value-type="string">
            <text:p text:style-name="P1">Branch if positive</text:p>
          </table:table-cell>
          <table:table-cell table:style-name="КомандыLMC.C2" office:value-type="string">
            <text:p text:style-name="P6">xx → PC, если A &gt; 0</text:p>
          </table:table-cell>
        </table:table-row>
        <table:table-row>
          <table:table-cell table:style-name="КомандыLMC.A2" office:value-type="string">
            <text:p text:style-name="P1">901</text:p>
          </table:table-cell>
          <table:table-cell table:style-name="КомандыLMC.B2" office:value-type="string">
            <text:p text:style-name="P1">Input</text:p>
          </table:table-cell>
          <table:table-cell table:style-name="КомандыLMC.C2" office:value-type="string">
            <text:p text:style-name="P6">Ввод пользователя → A</text:p>
          </table:table-cell>
        </table:table-row>
        <table:table-row>
          <table:table-cell table:style-name="КомандыLMC.A2" office:value-type="string">
            <text:p text:style-name="P1">902</text:p>
          </table:table-cell>
          <table:table-cell table:style-name="КомандыLMC.B2" office:value-type="string">
            <text:p text:style-name="P1">Output</text:p>
          </table:table-cell>
          <table:table-cell table:style-name="КомандыLMC.C2" office:value-type="string">
            <text:p text:style-name="P6">Вывод числа, записанного в A</text:p>
          </table:table-cell>
        </table:table-row>
        <table:table-row>
          <table:table-cell table:style-name="КомандыLMC.A11" office:value-type="string">
            <text:p text:style-name="P1">000</text:p>
          </table:table-cell>
          <table:table-cell table:style-name="КомандыLMC.B11" office:value-type="string">
            <text:p text:style-name="P10">End</text:p>
          </table:table-cell>
          <table:table-cell table:style-name="КомандыLMC.C11" office:value-type="string">
            <text:p text:style-name="P6">Завершить программу</text:p>
          </table:table-cell>
        </table:table-row>
      </table:table>
      <text:p text:style-name="P16">Квадратные скобки около числа означают ящик с этим порядковым номером.</text:p>
      <text:h text:style-name="P27" text:outline-level="1"><text:bookmark-start text:name="__RefHeading___Toc367_2450851832"/>Ассемблер<text:bookmark-end text:name="__RefHeading___Toc367_2450851832"/></text:h>
      <text:p text:style-name="P21">Польза ассемблера в том, что он автоматически расставляет инструкции по порядку и определяет адрес<text:span text:style-name="T8">а</text:span> ящиков с данными. <text:span text:style-name="T9">Предлагаю собственный вариант ассемблера для LMC.</text:span></text:p>
      <text:h text:style-name="P29" text:outline-level="2"><text:bookmark-start text:name="__RefHeading___Toc369_2450851832"/>Инструкции на языке ассемблера<text:bookmark-end text:name="__RefHeading___Toc369_2450851832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">Инструкция</text:p>
          </table:table-cell>
          <table:table-cell table:style-name="Таблица1.B1" office:value-type="string">
            <text:p text:style-name="P11">Значение</text:p>
          </table:table-cell>
        </table:table-row>
        <table:table-row>
          <table:table-cell table:style-name="Таблица1.A2" office:value-type="string">
            <text:p text:style-name="P10">add</text:p>
          </table:table-cell>
          <table:table-cell table:style-name="Таблица1.B2" office:value-type="string">
            <text:p text:style-name="P1">Add</text:p>
          </table:table-cell>
        </table:table-row>
        <table:table-row>
          <table:table-cell table:style-name="Таблица1.A2" office:value-type="string">
            <text:p text:style-name="P10">sub</text:p>
          </table:table-cell>
          <table:table-cell table:style-name="Таблица1.B2" office:value-type="string">
            <text:p text:style-name="P1">Subtract</text:p>
          </table:table-cell>
        </table:table-row>
        <table:table-row>
          <table:table-cell table:style-name="Таблица1.A2" office:value-type="string">
            <text:p text:style-name="P10">st</text:p>
          </table:table-cell>
          <table:table-cell table:style-name="Таблица1.B2" office:value-type="string">
            <text:p text:style-name="P1">Store</text:p>
          </table:table-cell>
        </table:table-row>
        <table:table-row>
          <table:table-cell table:style-name="Таблица1.A2" office:value-type="string">
            <text:p text:style-name="P10">ld</text:p>
          </table:table-cell>
          <table:table-cell table:style-name="Таблица1.B2" office:value-type="string">
            <text:p text:style-name="P1">Load</text:p>
          </table:table-cell>
        </table:table-row>
        <table:table-row>
          <table:table-cell table:style-name="Таблица1.A2" office:value-type="string">
            <text:p text:style-name="P10">br</text:p>
          </table:table-cell>
          <table:table-cell table:style-name="Таблица1.B2" office:value-type="string">
            <text:p text:style-name="P1">Branch</text:p>
          </table:table-cell>
        </table:table-row>
        <table:table-row>
          <table:table-cell table:style-name="Таблица1.A2" office:value-type="string">
            <text:p text:style-name="P10">bz</text:p>
          </table:table-cell>
          <table:table-cell table:style-name="Таблица1.B2" office:value-type="string">
            <text:p text:style-name="P1">Branch if zero</text:p>
          </table:table-cell>
        </table:table-row>
        <table:table-row>
          <table:table-cell table:style-name="Таблица1.A2" office:value-type="string">
            <text:p text:style-name="P10">bp</text:p>
          </table:table-cell>
          <table:table-cell table:style-name="Таблица1.B2" office:value-type="string">
            <text:p text:style-name="P1">Branch if positive</text:p>
          </table:table-cell>
        </table:table-row>
        <table:table-row>
          <table:table-cell table:style-name="Таблица1.A2" office:value-type="string">
            <text:p text:style-name="P10">in</text:p>
          </table:table-cell>
          <table:table-cell table:style-name="Таблица1.B2" office:value-type="string">
            <text:p text:style-name="P1">Input</text:p>
          </table:table-cell>
        </table:table-row>
        <table:table-row>
          <table:table-cell table:style-name="Таблица1.A2" office:value-type="string">
            <text:p text:style-name="P10">out</text:p>
          </table:table-cell>
          <table:table-cell table:style-name="Таблица1.B2" office:value-type="string">
            <text:p text:style-name="P1">Output</text:p>
          </table:table-cell>
        </table:table-row>
        <table:table-row>
          <table:table-cell table:style-name="Таблица1.A11" office:value-type="string">
            <text:p text:style-name="P10">end</text:p>
          </table:table-cell>
          <table:table-cell table:style-name="Таблица1.B11" office:value-type="string">
            <text:p text:style-name="P10">End</text:p>
          </table:table-cell>
        </table:table-row>
      </table:table>
      <text:p text:style-name="P22"/>
      <text:p text:style-name="P12">Для описания метки достаточно написать её имя и двоеточие. Метки можно использовать как операнды. <text:span text:style-name="T10">В имени метки могут быть любые печатаемые символы, кроме двоеточия, </text:span><text:span text:style-name="T17">восклицательного знака и</text:span><text:span text:style-name="T10"> точки с запятой. </text:span><text:span text:style-name="T11">Имя метки не мо</text:span><text:span text:style-name="T12">ж</text:span><text:span text:style-name="T11">ет совпадать с ключевыми словами ассемблера.</text:span></text:p>
      <text:p text:style-name="P23">Есть две директивы — data (данные) и code (код). <text:span text:style-name="T16">В тексте программы за директивой должен следовать восклицательный знак.</text:span> Читаемый текст по умолчанию считается кодом, поэтому ставить директиву code в начале не обязательно. <text:span text:style-name="T12">После директивы data перечисляются метки</text:span>. В каждой строке сначала стоит имя переменной, <text:span text:style-name="T11">то есть</text:span> метка, причём двоеточие не обязательно, <text:span text:style-name="T14">и </text:span><text:span text:style-name="T11">само число. Можно добавить ключевое слово «times» и после него количество ящиков, в которые будет записано указанное число.</text:span></text:p>
      <text:p text:style-name="P13">Комментарии начинаются с точки с запятой и продолжаются до конца строки.</text:p>
      <text:h text:style-name="P30" text:outline-level="2"><text:bookmark-start text:name="__RefHeading___Toc371_2450851832"/>Пример программы на ассемблере<text:bookmark-end text:name="__RefHeading___Toc371_2450851832"/></text:h>
      <text:p text:style-name="P25">Программа считает от одного до введённого пользователем числа.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Table_20_Contents">in<text:tab/><text:tab/>; Ввод числа в count</text:p>
            <text:p text:style-name="Table_20_Contents"><text:soft-page-break/>st<text:tab/>count</text:p>
            <text:p text:style-name="Table_20_Contents">loop:<text:tab/><text:tab/>; метка тела цикла</text:p>
            <text:p text:style-name="Table_20_Contents">ld<text:tab/>i<text:tab/>; i -&gt; A</text:p>
            <text:p text:style-name="Table_20_Contents">out<text:tab/><text:tab/>; Вывод i</text:p>
            <text:p text:style-name="Table_20_Contents">add<text:tab/>one</text:p>
            <text:p text:style-name="Table_20_Contents">st<text:tab/><text:span text:style-name="T15">i</text:span><text:tab/>; i + 1</text:p>
            <text:p text:style-name="Table_20_Contents">ld<text:tab/>count<text:tab/>; count -&gt; A</text:p>
            <text:p text:style-name="Table_20_Contents">sub<text:tab/>one</text:p>
            <text:p text:style-name="Table_20_Contents">st<text:tab/><text:span text:style-name="T15">count</text:span><text:tab/>; count - 1</text:p>
            <text:p text:style-name="Table_20_Contents">bp<text:tab/>loop<text:tab/>; Продолжить, если count &gt; 0</text:p>
            <text:p text:style-name="Table_20_Contents">end<text:tab/><text:tab/>; Конец программы</text:p>
            <text:p text:style-name="Table_20_Contents"/>
            <text:p text:style-name="Table_20_Contents">data!<text:tab/><text:tab/>; Перечень данных и их меток</text:p>
            <text:p text:style-name="Table_20_Contents">one<text:tab/>1</text:p>
            <text:p text:style-name="Table_20_Contents">i<text:tab/>1</text:p>
            <text:p text:style-name="Table_20_Contents">count<text:tab/><text:span text:style-name="T14">0</text:span></text:p>
          </table:table-cell>
        </table:table-row>
      </table:table>
      <text:p text:style-name="P15">Результат: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Table_20_Contents">&gt; <text:span text:style-name="T12">10</text:span></text:p>
            <text:p text:style-name="P14">1</text:p>
            <text:p text:style-name="P14">2</text:p>
            <text:p text:style-name="P14">3</text:p>
            <text:p text:style-name="P14">4</text:p>
            <text:p text:style-name="P14">5</text:p>
            <text:p text:style-name="P14">6</text:p>
            <text:p text:style-name="P14">7</text:p>
            <text:p text:style-name="P14">8</text:p>
            <text:p text:style-name="P14">9</text:p>
            <text:p text:style-name="P14">10</text:p>
          </table:table-cell>
        </table:table-row>
      </table:table>
      <text:p text:style-name="P24">Результат выполнения этой программы не определён, если пользователь ввёл 0. Такой ситуации можно легко избежать при помощи следующего фрагмента кода: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Table_20_Contents">input:</text:p>
            <text:p text:style-name="Table_20_Contents">in</text:p>
            <text:p text:style-name="Table_20_Contents">bz<text:tab/>input</text:p>
          </table:table-cell>
        </table:table-row>
      </table:table>
      <text:p text:style-name="P24">Тогда ввод числа будет повторяться, пока не будет введено положительное число.</text:p>
      <text:h text:style-name="P28" text:outline-level="1"><text:bookmark-start text:name="__RefHeading___Toc373_2450851832"/>Контекст<text:bookmark-end text:name="__RefHeading___Toc373_2450851832"/></text:h>
      <text:p text:style-name="P26">LMC был сформулирован в 1965 году Стюартом Мадником (Stuart Madnick) как модель, обучающая устройству процессоров на архитектуре Фон Нейман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2T15:44:55.188519824</meta:creation-date>
    <dc:date>2023-04-20T14:59:59.290391903</dc:date>
    <meta:editing-duration>PT1H29M49S</meta:editing-duration>
    <meta:editing-cycles>19</meta:editing-cycles>
    <meta:generator>LibreOffice/7.3.7.2$Linux_X86_64 LibreOffice_project/30$Build-2</meta:generator>
    <meta:document-statistic meta:table-count="5" meta:image-count="0" meta:object-count="0" meta:page-count="3" meta:paragraph-count="115" meta:word-count="626" meta:character-count="3705" meta:non-whitespace-character-count="3184"/>
  </office:meta>
</office:document-meta>
</file>